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2"/>
          <table:table-cell office:value-type="string">
            <text:p>E-E0(ε)</text:p>
          </table:table-cell>
          <table:table-cell office:value-type="string">
            <text:p>ε^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formula="of:=[.B2]-[.$B$8]" office:value-type="float" office:value="-1.6">
            <text:p>-1.6</text:p>
          </table:table-cell>
          <table:table-cell table:formula="of:=POWER([.C2];2)" office:value-type="float" office:value="2.56">
            <text:p>2.5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formula="of:=[.B3]-[.$B$8]" office:value-type="float" office:value="0.4">
            <text:p>0.4</text:p>
          </table:table-cell>
          <table:table-cell table:formula="of:=POWER([.C3];2)" office:value-type="float" office:value="0.16">
            <text:p>0.1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formula="of:=[.B4]-[.$B$8]" office:value-type="float" office:value="1.4">
            <text:p>1.4</text:p>
          </table:table-cell>
          <table:table-cell table:formula="of:=POWER([.C4];2)" office:value-type="float" office:value="1.96">
            <text:p>1.9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formula="of:=[.B5]-[.$B$8]" office:value-type="float" office:value="-0.6">
            <text:p>-0.6</text:p>
          </table:table-cell>
          <table:table-cell table:formula="of:=POWER([.C5];2)" office:value-type="float" office:value="0.36">
            <text:p>0.3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formula="of:=[.B6]-[.$B$8]" office:value-type="float" office:value="0.4">
            <text:p>0.4</text:p>
          </table:table-cell>
          <table:table-cell table:formula="of:=POWER([.C6];2)" office:value-type="float" office:value="0.16">
            <text:p>0.16</text:p>
          </table:table-cell>
          <table:table-cell table:number-columns-repeated="1020"/>
        </table:table-row>
        <table:table-row table:style-name="ro1">
          <table:table-cell office:value-type="string">
            <text:p>sum=</text:p>
          </table:table-cell>
          <table:table-cell table:formula="of:=SUM([.B2:.B6])" office:value-type="float" office:value="18">
            <text:p>18</text:p>
          </table:table-cell>
          <table:table-cell/>
          <table:table-cell table:formula="of:=SUM([.D2:.D6])" office:value-type="float" office:value="5.2">
            <text:p>5.2</text:p>
          </table:table-cell>
          <table:table-cell table:number-columns-repeated="1020"/>
        </table:table-row>
        <table:table-row table:style-name="ro1">
          <table:table-cell office:value-type="string">
            <text:p>avg=</text:p>
          </table:table-cell>
          <table:table-cell table:formula="of:=[.B7]/COUNTA([.B2:.B6])" office:value-type="float" office:value="3.6">
            <text:p>3.6</text:p>
          </table:table-cell>
          <table:table-cell/>
          <table:table-cell table:formula="of:=[.D7]/COUNTA([.D2:.D6])" office:value-type="float" office:value="1.04">
            <text:p>1.04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1">2022/08/01</text:date>, <text:time>11:20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08-01T11:10:41.04</meta:creation-date>
    <dc:date>2022-08-01T11:20:43.86</dc:date>
    <dc:creator>iwabuchi ken</dc:creator>
    <meta:editing-duration>PT4M42S</meta:editing-duration>
    <meta:editing-cycles>1</meta:editing-cycles>
    <meta:document-statistic meta:table-count="1" meta:cell-count="23" meta:object-count="0"/>
    <meta:generator>OpenOffice/4.1.3$Win32 OpenOffice.org_project/413m1$Build-9783</meta:generator>
  </office:meta>
</office:document-meta>
</file>